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order-bottom="0.002cm solid #000000" fo:background-color="#ffff99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ackground-color="#ffff99" fo:border-left="none" fo:border-right="none" fo:border-top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ackground-color="#ff3333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Produkte</text:p>
          </table:table-cell>
          <table:table-cell office:value-type="string">
            <text:p>Quelle:</text:p>
          </table:table-cell>
          <table:table-cell office:value-type="string">
            <text:p>https://www.randomhouse.de</text:p>
          </table:table-cell>
          <table:table-cell table:number-columns-repeated="3"/>
          <table:table-cell table:style-name="Default"/>
          <table:table-cell table:style-name="ce1" office:value-type="string">
            <text:p>Genre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Name</text:p>
          </table:table-cell>
          <table:table-cell table:style-name="ce3" office:value-type="string">
            <text:p>Author</text:p>
          </table:table-cell>
          <table:table-cell table:style-name="ce3" office:value-type="string">
            <text:p>Verlag</text:p>
          </table:table-cell>
          <table:table-cell table:style-name="ce3" office:value-type="string">
            <text:p>ISBN</text:p>
          </table:table-cell>
          <table:table-cell table:style-name="ce3" office:value-type="string">
            <text:p>Preis</text:p>
          </table:table-cell>
          <table:table-cell table:style-name="ce4" office:value-type="string">
            <text:p>genre_id</text:p>
          </table:table-cell>
          <table:table-cell table:style-name="ce5" office:value-type="string">
            <text:p>id</text:p>
          </table:table-cell>
          <table:table-cell table:style-name="ce4" office:value-type="string">
            <text:p>genre_name</text:p>
          </table:table-cell>
          <table:table-cell/>
        </table:table-row>
        <table:table-row table:style-name="ro1">
          <table:table-cell office:value-type="string">
            <text:p>1965 – Der erste Fall für Thomas Engel</text:p>
          </table:table-cell>
          <table:table-cell office:value-type="string">
            <text:p>Thomas Cristos</text:p>
          </table:table-cell>
          <table:table-cell office:value-type="string">
            <text:p>blanvalet</text:p>
          </table:table-cell>
          <table:table-cell office:value-type="string">
            <text:p>978-3-7645-0719-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man</text:p>
          </table:table-cell>
          <table:table-cell/>
        </table:table-row>
        <table:table-row table:style-name="ro1">
          <table:table-cell office:value-type="string">
            <text:p>1q84</text:p>
          </table:table-cell>
          <table:table-cell office:value-type="string">
            <text:p>Ursula Gräfe</text:p>
          </table:table-cell>
          <table:table-cell office:value-type="string">
            <text:p>shinchosa</text:p>
          </table:table-cell>
          <table:table-cell office:value-type="string">
            <text:p>973-3-442-74362-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rimi</text:p>
          </table:table-cell>
          <table:table-cell/>
        </table:table-row>
        <table:table-row table:style-name="ro1">
          <table:table-cell office:value-type="string">
            <text:p>Blackout – morgen ist es zu spät</text:p>
          </table:table-cell>
          <table:table-cell office:value-type="string">
            <text:p>Marc Elsberg</text:p>
          </table:table-cell>
          <table:table-cell office:value-type="string">
            <text:p>blanvalet</text:p>
          </table:table-cell>
          <table:table-cell office:value-type="string">
            <text:p>978-3442380299</text:p>
          </table:table-cell>
          <table:table-cell office:value-type="float" office:value="10.99">
            <text:p>10,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cience fiction</text:p>
          </table:table-cell>
          <table:table-cell/>
        </table:table-row>
        <table:table-row table:style-name="ro1">
          <table:table-cell office:value-type="string">
            <text:p>Zero – Sie wissen, was du tust</text:p>
          </table:table-cell>
          <table:table-cell office:value-type="string">
            <text:p>Marc Elsberg</text:p>
          </table:table-cell>
          <table:table-cell office:value-type="string">
            <text:p>blanvalet</text:p>
          </table:table-cell>
          <table:table-cell office:value-type="string">
            <text:p>978-3734100932</text:p>
          </table:table-cell>
          <table:table-cell office:value-type="float" office:value="10.99">
            <text:p>10,9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istorische romane</text:p>
          </table:table-cell>
          <table:table-cell/>
        </table:table-row>
        <table:table-row table:style-name="ro1">
          <table:table-cell office:value-type="string">
            <text:p>Helix</text:p>
          </table:table-cell>
          <table:table-cell office:value-type="string">
            <text:p>Marc Elsberg</text:p>
          </table:table-cell>
          <table:table-cell office:value-type="string">
            <text:p>blanvalet</text:p>
          </table:table-cell>
          <table:table-cell office:value-type="string">
            <text:p>978-3734105579</text:p>
          </table:table-cell>
          <table:table-cell office:value-type="float" office:value="10.99">
            <text:p>10,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liebesromane</text:p>
          </table:table-cell>
          <table:table-cell/>
        </table:table-row>
        <table:table-row table:style-name="ro1">
          <table:table-cell office:value-type="string">
            <text:p>9 Stunden Angst</text:p>
          </table:table-cell>
          <table:table-cell office:value-type="string">
            <text:p>Max Kinings</text:p>
          </table:table-cell>
          <table:table-cell table:number-columns-repeated="2" office:value-type="string">
            <text:p>ebook</text:p>
          </table:table-cell>
          <table:table-cell office:value-type="float" office:value="8.99">
            <text:p>8,9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amilienleben</text:p>
          </table:table-cell>
          <table:table-cell/>
        </table:table-row>
        <table:table-row table:style-name="ro1">
          <table:table-cell office:value-type="string">
            <text:p>Abendlied für einen Mörder</text:p>
          </table:table-cell>
          <table:table-cell office:value-type="string">
            <text:p>Maruizio deGiovanni</text:p>
          </table:table-cell>
          <table:table-cell office:value-type="string">
            <text:p>goldmann</text:p>
          </table:table-cell>
          <table:table-cell office:value-type="string">
            <text:p>978-3-442-31463-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comic und cartoon</text:p>
          </table:table-cell>
          <table:table-cell/>
        </table:table-row>
        <table:table-row table:style-name="ro1">
          <table:table-cell office:value-type="string">
            <text:p>1. Preis: Allmaechtigkeit</text:p>
          </table:table-cell>
          <table:table-cell office:value-type="string">
            <text:p>Robert Sheckley</text:p>
          </table:table-cell>
          <table:table-cell table:number-columns-repeated="2" office:value-type="string">
            <text:p>ebook</text:p>
          </table:table-cell>
          <table:table-cell office:value-type="float" office:value="2.99">
            <text:p>2,9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belletristik</text:p>
          </table:table-cell>
          <table:table-cell/>
        </table:table-row>
        <table:table-row table:style-name="ro1">
          <table:table-cell office:value-type="string">
            <text:p>2012 – Die Prophezeiung</text:p>
          </table:table-cell>
          <table:table-cell office:value-type="string">
            <text:p>Steve Alten</text:p>
          </table:table-cell>
          <table:table-cell table:number-columns-repeated="2" office:value-type="string">
            <text:p>ebook</text:p>
          </table:table-cell>
          <table:table-cell office:value-type="float" office:value="9.99">
            <text:p>9,9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lyrik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Gisbert Haefs</text:p>
          </table:table-cell>
          <table:table-cell office:value-type="string">
            <text:p>heyne</text:p>
          </table:table-cell>
          <table:table-cell office:value-type="string">
            <text:p>978-3-453-47116-0</text:p>
          </table:table-cell>
          <table:table-cell office:value-type="float" office:value="9.99">
            <text:p>9,9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thriller</text:p>
          </table:table-cell>
          <table:table-cell/>
        </table:table-row>
        <table:table-row table:style-name="ro1">
          <table:table-cell office:value-type="string">
            <text:p>Alexanders Erben</text:p>
          </table:table-cell>
          <table:table-cell office:value-type="string">
            <text:p>Gisbert Haefs</text:p>
          </table:table-cell>
          <table:table-cell office:value-type="string">
            <text:p>heyne</text:p>
          </table:table-cell>
          <table:table-cell office:value-type="string">
            <text:p>978-3-453-47129-0</text:p>
          </table:table-cell>
          <table:table-cell office:value-type="float" office:value="9.99">
            <text:p>9,9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fantasy</text:p>
          </table:table-cell>
          <table:table-cell/>
        </table:table-row>
        <table:table-row table:style-name="ro1">
          <table:table-cell office:value-type="string">
            <text:p>Simo Scarrow</text:p>
          </table:table-cell>
          <table:table-cell office:value-type="string">
            <text:p>Arena</text:p>
          </table:table-cell>
          <table:table-cell office:value-type="string">
            <text:p>heyne</text:p>
          </table:table-cell>
          <table:table-cell office:value-type="string">
            <text:p>978-3-453-47128-3</text:p>
          </table:table-cell>
          <table:table-cell office:value-type="float" office:value="9.99">
            <text:p>9,9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familiensaga</text:p>
          </table:table-cell>
          <table:table-cell/>
        </table:table-row>
        <table:table-row table:style-name="ro1">
          <table:table-cell office:value-type="string">
            <text:p>Simo Scarrow</text:p>
          </table:table-cell>
          <table:table-cell office:value-type="string">
            <text:p>Blut Schwerter</text:p>
          </table:table-cell>
          <table:table-cell office:value-type="string">
            <text:p>heyne</text:p>
          </table:table-cell>
          <table:table-cell office:value-type="string">
            <text:p>978-3-453-47328-3</text:p>
          </table:table-cell>
          <table:table-cell office:value-type="float" office:value="9.99">
            <text:p>9,9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rotik</text:p>
          </table:table-cell>
          <table:table-cell/>
        </table:table-row>
        <table:table-row table:style-name="ro1">
          <table:table-cell office:value-type="string">
            <text:p>Abingdon Hall- Der letzte Sommer</text:p>
          </table:table-cell>
          <table:table-cell office:value-type="string">
            <text:p>Phillip Rock</text:p>
          </table:table-cell>
          <table:table-cell table:number-columns-repeated="2" office:value-type="string">
            <text:p>ebook</text:p>
          </table:table-cell>
          <table:table-cell office:value-type="float" office:value="9.99">
            <text:p>9,9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sportromane</text:p>
          </table:table-cell>
          <table:table-cell/>
        </table:table-row>
        <table:table-row table:style-name="ro1">
          <table:table-cell office:value-type="string">
            <text:p>4 Seasons – Labyrinth des Begehres</text:p>
          </table:table-cell>
          <table:table-cell office:value-type="string">
            <text:p>Vina Jackson</text:p>
          </table:table-cell>
          <table:table-cell office:value-type="string">
            <text:p>calis book</text:p>
          </table:table-cell>
          <table:table-cell office:value-type="string">
            <text:p>978-3-641-14970-3</text:p>
          </table:table-cell>
          <table:table-cell office:value-type="float" office:value="9.99">
            <text:p>9,9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usik</text:p>
          </table:table-cell>
          <table:table-cell/>
        </table:table-row>
        <table:table-row table:style-name="ro1">
          <table:table-cell office:value-type="string">
            <text:p>4 Seasons – Nächte der Leidenschaft</text:p>
          </table:table-cell>
          <table:table-cell office:value-type="string">
            <text:p>Vina Jackson</text:p>
          </table:table-cell>
          <table:table-cell office:value-type="string">
            <text:p>calis book</text:p>
          </table:table-cell>
          <table:table-cell office:value-type="string">
            <text:p>978-3-641-14990-3</text:p>
          </table:table-cell>
          <table:table-cell office:value-type="float" office:value="9.99">
            <text:p>9,9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spekulative literatur</text:p>
          </table:table-cell>
          <table:table-cell/>
        </table:table-row>
        <table:table-row table:style-name="ro1">
          <table:table-cell office:value-type="string">
            <text:p>4 Seasons – Zeiten der Lust</text:p>
          </table:table-cell>
          <table:table-cell office:value-type="string">
            <text:p>Vina Jackson</text:p>
          </table:table-cell>
          <table:table-cell office:value-type="string">
            <text:p>calis book</text:p>
          </table:table-cell>
          <table:table-cell office:value-type="string">
            <text:p>978-3-641-14150-3</text:p>
          </table:table-cell>
          <table:table-cell office:value-type="float" office:value="9.99">
            <text:p>9,9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horror</text:p>
          </table:table-cell>
          <table:table-cell/>
        </table:table-row>
        <table:table-row table:style-name="ro1">
          <table:table-cell office:value-type="string">
            <text:p>Andersens Märchen</text:p>
          </table:table-cell>
          <table:table-cell office:value-type="string">
            <text:p>Christia Andersen</text:p>
          </table:table-cell>
          <table:table-cell office:value-type="string">
            <text:p>anaconda</text:p>
          </table:table-cell>
          <table:table-cell office:value-type="string">
            <text:p>978-3-86647-546-5</text:p>
          </table:table-cell>
          <table:table-cell office:value-type="float" office:value="9.95">
            <text:p>9,95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legenden</text:p>
          </table:table-cell>
          <table:table-cell/>
        </table:table-row>
        <table:table-row table:style-name="ro1">
          <table:table-cell office:value-type="string">
            <text:p>Bechsteins Märchen</text:p>
          </table:table-cell>
          <table:table-cell office:value-type="string">
            <text:p>Ludwig Bechtsein</text:p>
          </table:table-cell>
          <table:table-cell office:value-type="string">
            <text:p>anaconda</text:p>
          </table:table-cell>
          <table:table-cell office:value-type="string">
            <text:p>978-3-7306-0670-4</text:p>
          </table:table-cell>
          <table:table-cell office:value-type="float" office:value="14.99">
            <text:p>14,9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abenteuerromane</text:p>
          </table:table-cell>
          <table:table-cell/>
        </table:table-row>
        <table:table-row table:style-name="ro1">
          <table:table-cell office:value-type="string">
            <text:p>Wikinger Mythen</text:p>
          </table:table-cell>
          <table:table-cell office:value-type="string">
            <text:p>Peter Archer</text:p>
          </table:table-cell>
          <table:table-cell office:value-type="string">
            <text:p>anaconda</text:p>
          </table:table-cell>
          <table:table-cell office:value-type="string">
            <text:p>978-3-7306-0629-2</text:p>
          </table:table-cell>
          <table:table-cell office:value-type="float" office:value="9.95">
            <text:p>9,9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lifestyle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satiere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office:value-type="string">
            <text:p>religion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string">
            <text:p>biografie</text:p>
          </table:table-cell>
          <table:table-cell office:value-type="string">
            <text:p>reportage</text:p>
          </table:table-cell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office:value-type="string">
            <text:p>sozial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office:value-type="string">
            <text:p>sprache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office:value-type="string">
            <text:p>naturwissenschaft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office:value-type="string">
            <text:p>ladwirtschaft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office:value-type="string">
            <text:p>tatsachenbericht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office:value-type="string">
            <text:p>reden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string">
            <text:p>politik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 office:value-type="string">
            <text:p>nachschlagewerk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office:value-type="string">
            <text:p>umweltwissenschaft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 office:value-type="string">
            <text:p>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 office:value-type="string">
            <text:p>memoiren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office:value-type="string">
            <text:p>kultur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 office:value-type="string">
            <text:p>geschichte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 office:value-type="string">
            <text:p>wirtschaft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 office:value-type="string">
            <text:p>recht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 office:value-type="string">
            <text:p>technik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 office:value-type="string">
            <text:p>körper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">
            <text:p>41</text:p>
          </table:table-cell>
          <table:table-cell office:value-type="string">
            <text:p>magie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">
            <text:p>42</text:p>
          </table:table-cell>
          <table:table-cell office:value-type="string">
            <text:p>medizin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">
            <text:p>43</text:p>
          </table:table-cell>
          <table:table-cell office:value-type="string">
            <text:p>gesundhe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">
            <text:p>44</text:p>
          </table:table-cell>
          <table:table-cell office:value-type="string">
            <text:p>partnerschaft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10.05.2020</text:date>, <text:time>10:0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34S</meta:editing-duration>
    <meta:editing-cycles>40</meta:editing-cycles>
    <meta:generator>OpenOffice/4.1.6$Win32 OpenOffice.org_project/416m1$Build-9790</meta:generator>
    <dc:date>2020-05-10T10:08:12.32</dc:date>
    <dc:creator>Andy S.</dc:creator>
    <meta:document-statistic meta:table-count="3" meta:cell-count="222" meta:object-count="0"/>
    <meta:user-defined meta:name="Info 1"/>
    <meta:user-defined meta:name="Info 2"/>
    <meta:user-defined meta:name="Info 3"/>
    <meta:user-defined meta:name="Info 4"/>
  </office:meta>
</office:document-meta>
</file>